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3.517cm" style:rel-column-width="1310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officeooo:paragraph-rsid="001f001e"/>
    </style:style>
    <style:style style:name="P3" style:family="paragraph" style:parent-style-name="Standard">
      <style:paragraph-properties fo:text-align="start" style:justify-single-word="false"/>
      <style:text-properties style:font-name="Verdana" officeooo:rsid="001f001e" officeooo:paragraph-rsid="001f001e"/>
    </style:style>
    <style:style style:name="P4" style:family="paragraph" style:parent-style-name="Standard">
      <style:paragraph-properties fo:text-align="start" style:justify-single-word="false"/>
      <style:text-properties style:font-name="Verdana" officeooo:rsid="001f001e" officeooo:paragraph-rsid="0021f95d"/>
    </style:style>
    <style:style style:name="P5" style:family="paragraph" style:parent-style-name="Standard">
      <style:paragraph-properties fo:text-align="center" style:justify-single-word="false"/>
      <style:text-properties style:font-name="Verdana" officeooo:rsid="001f001e" officeooo:paragraph-rsid="0021f95d"/>
    </style:style>
    <style:style style:name="P6" style:family="paragraph" style:parent-style-name="Standard">
      <style:paragraph-properties fo:text-align="center" style:justify-single-word="false"/>
      <style:text-properties style:font-name="Verdana" officeooo:rsid="0022559a" officeooo:paragraph-rsid="0022559a"/>
    </style:style>
    <style:style style:name="P7" style:family="paragraph" style:parent-style-name="Standard">
      <style:paragraph-properties fo:text-align="start" style:justify-single-word="false"/>
      <style:text-properties style:font-name="Verdana" officeooo:rsid="002277a9" officeooo:paragraph-rsid="002277a9"/>
    </style:style>
    <style:style style:name="P8" style:family="paragraph" style:parent-style-name="Standard">
      <style:paragraph-properties fo:text-align="start" style:justify-single-word="false"/>
      <style:text-properties style:font-name="Verdana" officeooo:rsid="00246e11" officeooo:paragraph-rsid="00246e11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Verdana" officeooo:rsid="00246e11" officeooo:paragraph-rsid="00246e11"/>
    </style:style>
    <style:style style:name="P10" style:family="paragraph" style:parent-style-name="Standard">
      <style:paragraph-properties fo:text-align="start" style:justify-single-word="false"/>
      <style:text-properties style:font-name="Verdana" officeooo:rsid="002576f9" officeooo:paragraph-rsid="002576f9"/>
    </style:style>
    <style:style style:name="P11" style:family="paragraph" style:parent-style-name="Standard">
      <style:paragraph-properties fo:text-align="start" style:justify-single-word="false"/>
      <style:text-properties style:font-name="Verdana" officeooo:rsid="002576f9" officeooo:paragraph-rsid="00265c78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Verdana" officeooo:rsid="002576f9" officeooo:paragraph-rsid="002576f9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Verdana" officeooo:rsid="002576f9" officeooo:paragraph-rsid="002576f9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Verdana" officeooo:rsid="002576f9" officeooo:paragraph-rsid="002576f9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Verdana" officeooo:rsid="002576f9" officeooo:paragraph-rsid="00265c78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Verdana" officeooo:rsid="00265c78" officeooo:paragraph-rsid="00265c78"/>
    </style:style>
    <style:style style:name="P17" style:family="paragraph" style:parent-style-name="Table_20_Contents">
      <style:paragraph-properties fo:text-align="start" style:justify-single-word="false"/>
      <style:text-properties style:font-name="Verdana"/>
    </style:style>
    <style:style style:name="P18" style:family="paragraph" style:parent-style-name="Table_20_Contents">
      <style:paragraph-properties fo:text-align="start" style:justify-single-word="false"/>
      <style:text-properties style:font-name="Verdana" officeooo:rsid="001f001e"/>
    </style:style>
    <style:style style:name="P19" style:family="paragraph" style:parent-style-name="Table_20_Contents">
      <style:paragraph-properties fo:text-align="start" style:justify-single-word="false"/>
      <style:text-properties style:font-name="Verdana" officeooo:rsid="001f001e" officeooo:paragraph-rsid="001f001e"/>
    </style:style>
    <style:style style:name="T1" style:family="text">
      <style:text-properties officeooo:rsid="0021f95d"/>
    </style:style>
    <style:style style:name="T2" style:family="text">
      <style:text-properties officeooo:rsid="00265c78"/>
    </style:style>
    <style:style style:name="T3" style:family="text">
      <style:text-properties officeooo:rsid="0029263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SP Aufgabe <text:span text:style-name="T3">2</text:span> Dokumentation </text:p>
      <text:p text:style-name="P2">von Ervin Kaltak und Ruben Marin Grez</text:p>
      <text:p text:style-name="P1"/>
      <text:p text:style-name="P1">Modulkonzept:</text:p>
      <text:p text:style-name="P1"/>
      <text:p text:style-name="P8">main: </text:p>
      <text:list xml:id="list192681275" text:style-name="L1">
        <text:list-item>
          <text:p text:style-name="P9">Arbeitet nach dem DDC </text:p>
        </text:list-item>
        <text:list-item>
          <text:p text:style-name="P9">holt Daten von fetch_update </text:p>
        </text:list-item>
        <text:list-item>
          <text:p text:style-name="P9">verarbeitet Daten mithilfe von fetch_update </text:p>
        </text:list-item>
        <text:list-item>
          <text:p text:style-name="P12">ermittelt Geschwindigkeit </text:p>
        </text:list-item>
        <text:list-item>
          <text:p text:style-name="P9">Daten werden mit output ausgegeben </text:p>
        </text:list-item>
        <text:list-item>
          <text:p text:style-name="P9">Fehler werden in errorhandling behandelt</text:p>
        </text:list-item>
      </text:list>
      <text:p text:style-name="P8"/>
      <text:p text:style-name="P8">init_reset: </text:p>
      <text:list xml:id="list3249409747" text:style-name="L2">
        <text:list-item>
          <text:p text:style-name="P13">initialisiert das Board</text:p>
        </text:list-item>
        <text:list-item>
          <text:p text:style-name="P13">ermöglicht ein Reset des Programms</text:p>
        </text:list-item>
      </text:list>
      <text:p text:style-name="P10"/>
      <text:p text:style-name="P10">fetch_update: </text:p>
      <text:list xml:id="list119215277" text:style-name="L3">
        <text:list-item>
          <text:p text:style-name="P14">holt den Timerstand, den aktuellen Zustand und das Bitmuster der GPIOE Pins </text:p>
        </text:list-item>
        <text:list-item>
          <text:p text:style-name="P14">ermittelt anhand des Aktuellen und letzten Zustands die Phase </text:p>
        </text:list-item>
        <text:list-item>
          <text:p text:style-name="P14">ermittelt Winkel und Winkeländerung <text:s/></text:p>
        </text:list-item>
        <text:list-item>
          <text:p text:style-name="P14">liefert anzahl der Ticks und bietet Möglichkeit zum reset der Ticks an</text:p>
        </text:list-item>
      </text:list>
      <text:p text:style-name="P10"/>
      <text:p text:style-name="P10">output: </text:p>
      <text:list xml:id="list3454558321" text:style-name="L4">
        <text:list-item>
          <text:p text:style-name="P16">initialisiert das Display </text:p>
        </text:list-item>
        <text:list-item>
          <text:p text:style-name="P15"><text:span text:style-name="T2">setzt die Richtungs led </text:span></text:p>
        </text:list-item>
        <text:list-item>
          <text:p text:style-name="P15"><text:span text:style-name="T2">gibt die letzten acht Bits der Tickanzahl auf den GPIOD Leds aus </text:span></text:p>
        </text:list-item>
        <text:list-item>
          <text:p text:style-name="P15"><text:span text:style-name="T2">druckt den Winkel und die Winkelgeschwindigkeit auf dem Display </text:span></text:p>
        </text:list-item>
      </text:list>
      <text:p text:style-name="P11"><text:s/></text:p>
      <text:p text:style-name="P1"/>
      <text:p text:style-name="P6">Zustände: </text:p>
      <text:p text:style-name="P1"/>
      <table:table table:name="Tabelle1" table:style-name="Tabelle1">
        <table:table-column table:style-name="Tabelle1.A" table:number-columns-repeated="5"/>
        <table:table-row table:style-name="TableLine2097215089360"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9">00</text:p>
          </table:table-cell>
          <table:table-cell table:style-name="Tabelle1.A1" office:value-type="string">
            <text:p text:style-name="P19">10</text:p>
          </table:table-cell>
          <table:table-cell table:style-name="Tabelle1.A1" office:value-type="string">
            <text:p text:style-name="P19">11</text:p>
          </table:table-cell>
          <table:table-cell table:style-name="Tabelle1.E1" office:value-type="string">
            <text:p text:style-name="P19">01</text:p>
          </table:table-cell>
        </table:table-row>
        <table:table-row table:style-name="TableLine2097215089360">
          <table:table-cell table:style-name="Tabelle1.A2" office:value-type="string">
            <text:p text:style-name="P19">a</text:p>
          </table:table-cell>
          <table:table-cell table:style-name="Tabelle1.A2" office:value-type="string">
            <text:p text:style-name="P19">a</text:p>
          </table:table-cell>
          <table:table-cell table:style-name="Tabelle1.A2" office:value-type="string">
            <text:p text:style-name="P19">b</text:p>
          </table:table-cell>
          <table:table-cell table:style-name="Tabelle1.A2" office:value-type="string">
            <text:p text:style-name="P19">{}</text:p>
          </table:table-cell>
          <table:table-cell table:style-name="Tabelle1.E2" office:value-type="string">
            <text:p text:style-name="P19">d</text:p>
          </table:table-cell>
        </table:table-row>
        <table:table-row table:style-name="TableLine2097215089360">
          <table:table-cell table:style-name="Tabelle1.A2" office:value-type="string">
            <text:p text:style-name="P19">b</text:p>
          </table:table-cell>
          <table:table-cell table:style-name="Tabelle1.A2" office:value-type="string">
            <text:p text:style-name="P19">a</text:p>
          </table:table-cell>
          <table:table-cell table:style-name="Tabelle1.A2" office:value-type="string">
            <text:p text:style-name="P19">b</text:p>
          </table:table-cell>
          <table:table-cell table:style-name="Tabelle1.A2" office:value-type="string">
            <text:p text:style-name="P19">c</text:p>
          </table:table-cell>
          <table:table-cell table:style-name="Tabelle1.E2" office:value-type="string">
            <text:p text:style-name="P18">{}</text:p>
          </table:table-cell>
        </table:table-row>
        <table:table-row table:style-name="TableLine2097215089360">
          <table:table-cell table:style-name="Tabelle1.A2" office:value-type="string">
            <text:p text:style-name="P19">c</text:p>
          </table:table-cell>
          <table:table-cell table:style-name="Tabelle1.A2" office:value-type="string">
            <text:p text:style-name="P18">{}</text:p>
          </table:table-cell>
          <table:table-cell table:style-name="Tabelle1.A2" office:value-type="string">
            <text:p text:style-name="P19">b</text:p>
          </table:table-cell>
          <table:table-cell table:style-name="Tabelle1.A2" office:value-type="string">
            <text:p text:style-name="P19">c</text:p>
          </table:table-cell>
          <table:table-cell table:style-name="Tabelle1.E2" office:value-type="string">
            <text:p text:style-name="P19">d</text:p>
          </table:table-cell>
        </table:table-row>
        <table:table-row table:style-name="TableLine2097215089360">
          <table:table-cell table:style-name="Tabelle1.A2" office:value-type="string">
            <text:p text:style-name="P19">d</text:p>
          </table:table-cell>
          <table:table-cell table:style-name="Tabelle1.A2" office:value-type="string">
            <text:p text:style-name="P19">a</text:p>
          </table:table-cell>
          <table:table-cell table:style-name="Tabelle1.A2" office:value-type="string">
            <text:p text:style-name="P18">{}</text:p>
          </table:table-cell>
          <table:table-cell table:style-name="Tabelle1.A2" office:value-type="string">
            <text:p text:style-name="P19">c</text:p>
          </table:table-cell>
          <table:table-cell table:style-name="Tabelle1.E2" office:value-type="string">
            <text:p text:style-name="P19">d</text:p>
          </table:table-cell>
        </table:table-row>
      </table:table>
      <text:p text:style-name="P3"/>
      <text:p text:style-name="P7">Der Zustand der leeren Menge führt immer zu einem Fehler. </text:p>
      <text:p text:style-name="P7"><text:s/></text:p>
      <text:p text:style-name="P7"/>
      <text:p text:style-name="P7"/>
      <text:p text:style-name="P7"/>
      <text:p text:style-name="P5"><text:soft-page-break/>Konzept zur Rückmeldung von Fehlern: </text:p>
      <text:p text:style-name="P5"/>
      <text:p text:style-name="P4">Die Funktion <text:span text:style-name="T1">detectPhase</text:span> liefe<text:span text:style-name="T1">t</text:span> bei einem <text:span text:style-name="T1">übersprungenen Zustand </text:span>einen return wert <text:span text:style-name="T1">== 1</text:span>. Dieser Fehlercode wird in der Main an die Funktion <text:span text:style-name="T1">errorHandler</text:span> übergeben, die auf dem Display eine entsprechende Fehlermeldung ausgibt und durch das Drücken der Taste <text:span text:style-name="T1">S6 </text:span>ein Reset durchfüh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3T12:11:35.884000000</meta:creation-date>
    <dc:date>2023-04-13T13:34:17.836000000</dc:date>
    <meta:editing-duration>PT1H12M30S</meta:editing-duration>
    <meta:editing-cycles>9</meta:editing-cycles>
    <meta:generator>LibreOffice/7.2.2.2$Windows_X86_64 LibreOffice_project/02b2acce88a210515b4a5bb2e46cbfb63fe97d56</meta:generator>
    <meta:document-statistic meta:table-count="1" meta:image-count="0" meta:object-count="0" meta:page-count="2" meta:paragraph-count="53" meta:word-count="212" meta:character-count="1230" meta:non-whitespace-character-count="1062"/>
  </office:meta>
</office:document-meta>
</file>